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Apellido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Carlo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Fernande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aume</text:p>
          </table:table-cell>
          <table:table-cell office:value-type="string" calcext:value-type="string">
            <text:p>Sampol</text:p>
          </table:table-cell>
          <table:table-cell office:value-type="string" calcext:value-type="string">
            <text:p>Alco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ugo</text:p>
          </table:table-cell>
          <table:table-cell office:value-type="string" calcext:value-type="string">
            <text:p>Fuster</text:p>
          </table:table-cell>
          <table:table-cell office:value-type="string" calcext:value-type="string">
            <text:p>Mar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ach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Borr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amuel</text:p>
          </table:table-cell>
          <table:table-cell office:value-type="string" calcext:value-type="string">
            <text:p>Covas</text:p>
          </table:table-cell>
          <table:table-cell office:value-type="string" calcext:value-type="string">
            <text:p>Espinos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Garau</text:p>
          </table:table-cell>
          <table:table-cell office:value-type="string" calcext:value-type="string">
            <text:p>Linares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Rodríguez</meta:initial-creator>
    <meta:creation-date>2023-04-24T09:44:07.139066131</meta:creation-date>
    <dc:date>2023-04-24T09:53:10.643800497</dc:date>
    <dc:creator>Carlos Rodríguez</dc:creator>
    <meta:editing-duration>PT9M4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